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43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52" number:language="es" number:country="V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52"/>
    <style:style style:name="ce7" style:family="table-cell" style:parent-style-name="Default" style:data-style-name="N0"/>
    <style:style style:name="ce9" style:family="table-cell" style:parent-style-name="Default" style:data-style-name="N10052"/>
    <style:style style:name="ce10" style:family="table-cell" style:parent-style-name="Default" style:data-style-name="N111"/>
    <style:style style:name="ce11" style:family="table-cell" style:parent-style-name="Default" style:data-style-name="N0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escipcion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11-2019</text:p>
          </table:table-cell>
          <table:table-cell office:value-type="string" calcext:value-type="string">
            <text:p>Corte De Deuda</text:p>
          </table:table-cell>
          <table:table-cell office:value-type="currency" office:currency="VEF" office:value="20642000" calcext:value-type="currency">
            <text:p>20.642.000,00 VEF</text:p>
          </table:table-cell>
          <table:table-cell office:value-type="currency" office:currency="VEF" office:value="0" calcext:value-type="currency">
            <text:p>0,00 VE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string" calcext:value-type="string">
            <text:p><text:a xlink:href="https://drive.google.com/file/d/1H5afhrsH7KsXfqrCZNWj7nOspBnIVxPI/view" xlink:type="simple">https://drive.google.com/file/d/1H5afhrsH7KsXfqrCZNWj7nOspBnIVxPI/view</text:a></text:p>
          </table:table-cell>
          <table:table-cell table:number-columns-repeated="4"/>
        </table:table-row>
        <table:table-row table:style-name="ro1"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37308" calcext:value-type="float">
            <text:p>37308</text:p>
          </table:table-cell>
          <table:table-cell table:style-name="ce12" office:value-type="string" calcext:value-type="string">
            <text:p><text:a xlink:href="https://drive.google.com/file/d/1HAu-XCmzFhIS-1WODqE2UcfwHD0CdZwu/view" xlink:type="simple">https://drive.google.com/file/d/1HAu-XCmzFhIS-1WODqE2UcfwHD0CdZwu/view</text:a>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1"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loidimar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500000" calcext:value-type="currency">
            <text:p>5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81797" calcext:value-type="float">
            <text:p>81797</text:p>
          </table:table-cell>
          <table:table-cell table:style-name="ce12" office:value-type="string" calcext:value-type="string">
            <text:p><text:a xlink:href="https://drive.google.com/file/d/1HC0kXrGQXRRLc7JzwMTdahlTNiAgVHrq/view" xlink:type="simple">https://drive.google.com/file/d/1HC0kXrGQXRRLc7JzwMTdahlTNiAgVHrq/view</text:a></text:p>
          </table:table-cell>
          <table:table-cell/>
          <table:table-cell table:style-name="ce10" table:formula="of:=-[.L4]+[.K4]" office:value-type="currency" office:currency="VEF" office:value="2842000" calcext:value-type="currency">
            <text:p>2.842.000,00 VEF</text:p>
          </table:table-cell>
          <table:table-cell table:style-name="ce10" table:formula="of:=SUM([.C2:.C100])" office:value-type="currency" office:currency="VEF" office:value="20642000" calcext:value-type="currency">
            <text:p>20.642.000,00 VEF</text:p>
          </table:table-cell>
          <table:table-cell table:style-name="ce10" table:formula="of:=SUM([.D2:.D100])" office:value-type="currency" office:currency="VEF" office:value="17800000" calcext:value-type="currency">
            <text:p>17.800.000,00 VEF</text:p>
          </table:table-cell>
        </table:table-row>
        <table:table-row table:style-name="ro1"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loidimar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700000" calcext:value-type="currency">
            <text:p>7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99315" calcext:value-type="float">
            <text:p>99315</text:p>
          </table:table-cell>
          <table:table-cell table:style-name="ce12" office:value-type="string" calcext:value-type="string">
            <text:p><text:a xlink:href="https://drive.google.com/file/d/1HQrXxH5F3OMbN3PrNXccyd3rXoXNKK7L/view" xlink:type="simple">https://drive.google.com/file/d/1HQrXxH5F3OMbN3PrNXccyd3rXoXNKK7L/view</text:a></text:p>
          </table:table-cell>
          <table:table-cell table:number-columns-repeated="4"/>
        </table:table-row>
        <table:table-row table:style-name="ro1"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30778" calcext:value-type="float">
            <text:p>30778</text:p>
          </table:table-cell>
          <table:table-cell table:style-name="ce12" office:value-type="string" calcext:value-type="string">
            <text:p><text:a xlink:href="https://drive.google.com/file/d/1HLCHUgcqBzz8jAYxzXpScoCihFtgquzd/view" xlink:type="simple">https://drive.google.com/file/d/1HLCHUgcqBzz8jAYxzXpScoCihFtgquzd/view</text:a></text:p>
          </table:table-cell>
          <table:table-cell table:number-columns-repeated="4"/>
        </table:table-row>
        <table:table-row table:style-name="ro1">
          <table:table-cell office:value-type="date" office:date-value="2019-12-04" calcext:value-type="date">
            <text:p>2019-12-04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2000000" calcext:value-type="currency">
            <text:p>2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office:value-type="float" office:value="73412" calcext:value-type="float">
            <text:p>73412</text:p>
          </table:table-cell>
          <table:table-cell table:style-name="ce12" office:value-type="string" calcext:value-type="string">
            <text:p><text:a xlink:href="https://drive.google.com/file/d/1HTfd4EceAJ4j537IDgMTC5qUObUPj5Op/view" xlink:type="simple">https://drive.google.com/file/d/1HTfd4EceAJ4j537IDgMTC5qUObUPj5Op/view</text:a></text:p>
          </table:table-cell>
          <table:table-cell table:number-columns-repeated="4"/>
        </table:table-row>
        <table:table-row table:style-name="ro1">
          <table:table-cell office:value-type="date" office:date-value="2019-12-06" calcext:value-type="date">
            <text:p>2019-12-06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2000000" calcext:value-type="currency">
            <text:p>2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A</text:p>
          </table:table-cell>
          <table:table-cell office:value-type="float" office:value="70807" calcext:value-type="float">
            <text:p>70807</text:p>
          </table:table-cell>
          <table:table-cell table:style-name="ce12" office:value-type="string" calcext:value-type="string">
            <text:p><text:a xlink:href="https://drive.google.com/file/d/1H_r2jjoZQ0E9glV_q3OxJFy2S75-qmH0/view" xlink:type="simple">https://drive.google.com/file/d/1H_r2jjoZQ0E9glV_q3OxJFy2S75-qmH0/view</text:a></text:p>
          </table:table-cell>
          <table:table-cell table:number-columns-repeated="4"/>
        </table:table-row>
        <table:table-row table:style-name="ro1">
          <table:table-cell office:value-type="date" office:date-value="2019-12-07" calcext:value-type="date">
            <text:p>2019-12-07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A</text:p>
          </table:table-cell>
          <table:table-cell office:value-type="float" office:value="45549" calcext:value-type="float">
            <text:p>45549</text:p>
          </table:table-cell>
          <table:table-cell table:style-name="ce12" office:value-type="string" calcext:value-type="string">
            <text:p><text:a xlink:href="https://drive.google.com/file/d/1Hj8RObckpOgiInpaduJThch3H2XO_trh/view" xlink:type="simple">https://drive.google.com/file/d/1Hj8RObckpOgiInpaduJThch3H2XO_trh/view</text:a></text:p>
          </table:table-cell>
          <table:table-cell table:number-columns-repeated="4"/>
        </table:table-row>
        <table:table-row table:style-name="ro1"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ono deuda Efectivo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900000" calcext:value-type="currency">
            <text:p>900.000,00 VE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uno deuda Botella de remedio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19-12-12" calcext:value-type="date">
            <text:p>2019-12-12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1000000" calcext:value-type="currency">
            <text:p>1.0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A</text:p>
          </table:table-cell>
          <table:table-cell office:value-type="float" office:value="87788" calcext:value-type="float">
            <text:p>87788</text:p>
          </table:table-cell>
          <table:table-cell table:style-name="ce12" office:value-type="string" calcext:value-type="string">
            <text:p><text:a xlink:href="https://drive.google.com/file/d/1HjIGOGqgIlmXRnH-LDNX0vbHZvciigcQ/view" xlink:type="simple">https://drive.google.com/file/d/1HjIGOGqgIlmXRnH-LDNX0vbHZvciigcQ/view</text:a></text:p>
          </table:table-cell>
          <table:table-cell table:number-columns-repeated="4"/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loidimar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700000" calcext:value-type="currency">
            <text:p>7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table:style-name="ce12" office:value-type="float" office:value="30305" calcext:value-type="float">
            <text:p>30305</text:p>
          </table:table-cell>
          <table:table-cell table:number-columns-repeated="5"/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500000" calcext:value-type="currency">
            <text:p>5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table:style-name="ce12" office:value-type="float" office:value="94010" calcext:value-type="float">
            <text:p>94010</text:p>
          </table:table-cell>
          <table:table-cell table:number-columns-repeated="5"/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500000" calcext:value-type="currency">
            <text:p>5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ESCO-JA</text:p>
          </table:table-cell>
          <table:table-cell table:style-name="ce12" office:value-type="float" office:value="44579" calcext:value-type="float">
            <text:p>44579</text:p>
          </table:table-cell>
          <table:table-cell table:number-columns-repeated="5"/>
        </table:table-row>
        <table:table-row table:style-name="ro1">
          <table:table-cell office:value-type="date" office:date-value="2019-12-23" calcext:value-type="date">
            <text:p>2019-12-23 00:00:00</text:p>
          </table:table-cell>
          <table:table-cell office:value-type="string" calcext:value-type="string">
            <text:p>Abono deuda Cuenta loidimar</text:p>
          </table:table-cell>
          <table:table-cell office:value-type="currency" office:currency="VEF" office:value="0" calcext:value-type="currency">
            <text:p>0,00 VEF</text:p>
          </table:table-cell>
          <table:table-cell office:value-type="currency" office:currency="VEF" office:value="2500000" calcext:value-type="currency">
            <text:p>2.500.000,00 V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V-MC</text:p>
          </table:table-cell>
          <table:table-cell table:style-name="ce12" office:value-type="float" office:value="13787" calcext:value-type="float">
            <text:p>13787</text:p>
          </table:table-cell>
          <table:table-cell table:number-columns-repeated="5"/>
        </table:table-row>
        <table:table-row table:style-name="ro1">
          <table:table-cell office:value-type="date" office:date-value="2019-12-30" calcext:value-type="date">
            <text:p>2019-12-30 00:00:00</text:p>
          </table:table-cell>
          <table:table-cell office:value-type="string" calcext:value-type="string">
            <text:p>Abono deuda Cuenta tabat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50000" calcext:value-type="float">
            <text:p>1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86" calcext:value-type="float">
            <text:p>378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9"/>
          <table:table-cell/>
          <table:table-cell table:style-name="ce9"/>
        </table:table-row>
        <table:table-row table:style-name="ro1">
          <table:table-cell office:value-type="date" office:date-value="2019-12-30" calcext:value-type="date">
            <text:p>2019-12-30 00:00:00</text:p>
          </table:table-cell>
          <table:table-cell office:value-type="string" calcext:value-type="string">
            <text:p>Abono deuda Cuenta loidima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50000" calcext:value-type="float">
            <text:p>1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290" calcext:value-type="float">
            <text:p>9229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9"/>
          <table:table-cell/>
          <table:table-cell table:style-name="ce9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ANTABILIDAD0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ce11"/>
        <table:table-column table:style-name="co4" table:default-cell-style-name="ce10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IPCION</text:p>
          </table:table-cell>
          <table:table-cell table:style-name="Default" office:value-type="string" calcext:value-type="string">
            <text:p>DEBE</text:p>
          </table:table-cell>
          <table:table-cell table:style-name="Default" office:value-type="string" calcext:value-type="string">
            <text:p>HABE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NCEPTO</text:p>
          </table:table-cell>
        </table:table-row>
        <table:table-row table:style-name="ro1">
          <table:table-cell office:value-type="date" office:date-value="2019-11-24" calcext:value-type="date">
            <text:p>2019-11-24 00:00:00</text:p>
          </table:table-cell>
          <table:table-cell office:value-type="string" calcext:value-type="string">
            <text:p>Corte De Deuda</text:p>
          </table:table-cell>
          <table:table-cell office:value-type="float" office:value="20642000" calcext:value-type="float">
            <text:p>206420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string" calcext:value-type="string">
            <text:p><text:a xlink:href="https://drive.google.com/file/d/1H5afhrsH7KsXfqrCZNWj7nOspBnIVxPI/view" xlink:type="simple">https://drive.google.com/file/d/1H5afhrsH7KsXfqrCZNWj7nOspBnIVxPI/view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308" calcext:value-type="float">
            <text:p>37308</text:p>
          </table:table-cell>
          <table:table-cell table:style-name="ce12" office:value-type="string" calcext:value-type="string">
            <text:p><text:a xlink:href="https://drive.google.com/file/d/1HAu-XCmzFhIS-1WODqE2UcfwHD0CdZwu/view" xlink:type="simple">https://drive.google.com/file/d/1HAu-XCmzFhIS-1WODqE2UcfwHD0CdZwu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1-27" calcext:value-type="date">
            <text:p>2019-11-27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797" calcext:value-type="float">
            <text:p>81797</text:p>
          </table:table-cell>
          <table:table-cell table:style-name="ce12" office:value-type="string" calcext:value-type="string">
            <text:p><text:a xlink:href="https://drive.google.com/file/d/1HC0kXrGQXRRLc7JzwMTdahlTNiAgVHrq/view" xlink:type="simple">https://drive.google.com/file/d/1HC0kXrGQXRRLc7JzwMTdahlTNiAgVHrq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700000" calcext:value-type="float">
            <text:p>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315" calcext:value-type="float">
            <text:p>99315</text:p>
          </table:table-cell>
          <table:table-cell table:style-name="ce12" office:value-type="string" calcext:value-type="string">
            <text:p><text:a xlink:href="https://drive.google.com/file/d/1HQrXxH5F3OMbN3PrNXccyd3rXoXNKK7L/view" xlink:type="simple">https://drive.google.com/file/d/1HQrXxH5F3OMbN3PrNXccyd3rXoXNKK7L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1-29" calcext:value-type="date">
            <text:p>2019-11-2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000000" calcext:value-type="float">
            <text:p>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778" calcext:value-type="float">
            <text:p>30778</text:p>
          </table:table-cell>
          <table:table-cell table:style-name="ce12" office:value-type="string" calcext:value-type="string">
            <text:p><text:a xlink:href="https://drive.google.com/file/d/1HLCHUgcqBzz8jAYxzXpScoCihFtgquzd/view" xlink:type="simple">https://drive.google.com/file/d/1HLCHUgcqBzz8jAYxzXpScoCihFtgquzd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04" calcext:value-type="date">
            <text:p>2019-12-04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000000" calcext:value-type="float">
            <text:p>2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12" calcext:value-type="float">
            <text:p>73412</text:p>
          </table:table-cell>
          <table:table-cell table:style-name="ce12" office:value-type="string" calcext:value-type="string">
            <text:p><text:a xlink:href="https://drive.google.com/file/d/1HTfd4EceAJ4j537IDgMTC5qUObUPj5Op/view" xlink:type="simple">https://drive.google.com/file/d/1HTfd4EceAJ4j537IDgMTC5qUObUPj5Op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06" calcext:value-type="date">
            <text:p>2019-12-06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807" calcext:value-type="float">
            <text:p>70807</text:p>
          </table:table-cell>
          <table:table-cell table:style-name="ce12" office:value-type="string" calcext:value-type="string">
            <text:p><text:a xlink:href="https://drive.google.com/file/d/1H_r2jjoZQ0E9glV_q3OxJFy2S75-qmH0/view" xlink:type="simple">https://drive.google.com/file/d/1H_r2jjoZQ0E9glV_q3OxJFy2S75-qmH0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07" calcext:value-type="date">
            <text:p>2019-12-07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549" calcext:value-type="float">
            <text:p>45549</text:p>
          </table:table-cell>
          <table:table-cell table:style-name="ce12" office:value-type="string" calcext:value-type="string">
            <text:p><text:a xlink:href="https://drive.google.com/file/d/1Hj8RObckpOgiInpaduJThch3H2XO_trh/view" xlink:type="simple">https://drive.google.com/file/d/1Hj8RObckpOgiInpaduJThch3H2XO_trh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ono deuda Efectivo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900000" calcext:value-type="float">
            <text:p>900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0" calcext:value-type="date">
            <text:p>2019-12-10 00:00:00</text:p>
          </table:table-cell>
          <table:table-cell office:value-type="string" calcext:value-type="string">
            <text:p>Abuno deuda Botella de remedio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2" calcext:value-type="date">
            <text:p>2019-12-12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788" calcext:value-type="float">
            <text:p>87788</text:p>
          </table:table-cell>
          <table:table-cell table:style-name="ce12" office:value-type="string" calcext:value-type="string">
            <text:p><text:a xlink:href="https://drive.google.com/file/d/1HjIGOGqgIlmXRnH-LDNX0vbHZvciigcQ/view" xlink:type="simple">https://drive.google.com/file/d/1HjIGOGqgIlmXRnH-LDNX0vbHZvciigcQ/view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700000" calcext:value-type="float">
            <text:p>7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30305" calcext:value-type="float">
            <text:p>303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94010" calcext:value-type="float">
            <text:p>940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19" calcext:value-type="date">
            <text:p>2019-12-19 00:00:00</text:p>
          </table:table-cell>
          <table:table-cell office:value-type="string" calcext:value-type="string">
            <text:p>Abono deuda Cuenta tabata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44579" calcext:value-type="float">
            <text:p>4457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12-23" calcext:value-type="date">
            <text:p>2019-12-23 00:00:00</text:p>
          </table:table-cell>
          <table:table-cell office:value-type="string" calcext:value-type="string">
            <text:p>Abono deuda Cuenta loidimar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500000" calcext:value-type="float">
            <text:p>25000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13787" calcext:value-type="float">
            <text:p>1378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table:style-name="ce10" table:number-columns-repeated="3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VEF</number:currency-symbol>
    </number:currency-style>
    <number:number-style style:name="N110" number:title="Definido por el usuario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0P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>VEF</number:currency-symbol>
    </number:currency-style>
    <number:currency-style style:name="N111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EF</number:currency-symbol>
      <style:map style:condition="value()&gt;=0" style:apply-style-name="N111P0"/>
    </number:currency-style>
    <number:date-style style:name="N10107" number:language="es" number:country="VE">
      <number:day number:style="long"/>
      <number:text>-</number:text>
      <number:month number:style="long"/>
      <number:text>-</number:text>
      <number:year number:style="long"/>
    </number:date-style>
    <number:currency-style style:name="N10109P0" style:volatile="true" number:language="es" number:country="V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109" number:language="es" number:country="VE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08:09:36.7187634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2:50:01.193105764</meta:creation-date>
    <dc:date>2020-01-05T08:12:36.242996506</dc:date>
    <meta:editing-duration>PT4M36S</meta:editing-duration>
    <meta:editing-cycles>3</meta:editing-cycles>
    <meta:generator>LibreOffice/6.0.7.3$Linux_X86_64 LibreOffice_project/00m0$Build-3</meta:generator>
    <meta:document-statistic meta:table-count="2" meta:cell-count="286" meta:object-count="0"/>
  </office:meta>
</office:document-meta>
</file>